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 CYR Tur" svg:font-family="'Courier New CYR Tur'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0782" officeooo:paragraph-rsid="002b00b9" style:font-size-asian="8pt" style:font-size-complex="8pt"/>
    </style:style>
    <style:style style:name="P14" style:family="paragraph" style:parent-style-name="Standard">
      <style:paragraph-properties fo:margin-left="0cm" fo:margin-right="0cm" fo:margin-top="0.176cm" fo:margin-bottom="0.176cm" style:contextual-spacing="false" style:line-height-at-least="0.476cm" fo:text-align="justify" style:justify-single-word="false" fo:orphans="0" fo:widows="0" fo:text-indent="-0.026cm" style:auto-text-indent="false" style:text-autospace="none" style:vertical-align="auto">
        <style:tab-stops/>
      </style:paragraph-properties>
      <style:text-properties fo:color="#000000" fo:font-size="12pt" officeooo:paragraph-rsid="002b00b9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.176cm" fo:margin-bottom="0.176cm" style:contextual-spacing="false" style:line-height-at-least="0.476cm" fo:text-align="justify" style:justify-single-word="false" fo:orphans="0" fo:widows="0" fo:text-indent="-0.026cm" style:auto-text-indent="false" style:text-autospace="none" style:vertical-align="auto">
        <style:tab-stops/>
      </style:paragraph-properties>
      <style:text-properties officeooo:paragraph-rsid="002d82cf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b00b9" officeooo:paragraph-rsid="002b00b9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b00b9" officeooo:paragraph-rsid="002d82cf" style:font-size-asian="8pt" style:font-size-complex="8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b00b9" officeooo:paragraph-rsid="002b00b9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b00b9" officeooo:paragraph-rsid="002f3a6d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b00b9"/>
    </style:style>
    <style:style style:name="T5" style:family="text">
      <style:text-properties fo:language="ru" fo:country="RU" officeooo:rsid="002d82cf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fo:color="#000000" style:font-name="Times New Roman" fo:font-size="12pt" fo:language="ru" fo:country="RU" fo:font-weight="normal" officeooo:rsid="00290782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8" style:family="text">
      <style:text-properties fo:color="#000000" style:font-name="Times New Roman" fo:font-size="12pt" fo:language="ru" fo:country="RU" fo:font-style="italic" fo:font-weight="normal" officeooo:rsid="00290782" style:font-name-asian="Courier New CYR Tur" style:font-size-asian="12pt" style:language-asian="ru" style:country-asian="RU" style:font-style-asian="italic" style:font-weight-asian="normal" style:font-size-complex="12pt" style:language-complex="ar" style:country-complex="SA" style:font-style-complex="italic" style:font-weight-complex="normal"/>
    </style:style>
    <style:style style:name="T9" style:family="text">
      <style:text-properties fo:color="#000000" style:text-position="super 58%" style:font-name="Times New Roman" fo:font-size="12pt" fo:language="ru" fo:country="RU" fo:font-weight="normal" officeooo:rsid="00290782" style:font-name-asian="Courier New CYR Tur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0" style:family="text">
      <style:text-properties fo:color="#000000" style:text-position="super 58%" style:font-name="Arial" fo:font-size="11pt" fo:language="ru" fo:country="RU" fo:font-weight="normal" officeooo:rsid="002b00b9" style:font-name-asian="Courier New CYR Tur" style:font-size-asian="11pt" style:language-asian="ru" style:country-asian="RU" style:font-weight-asian="normal" style:font-name-complex="Arial" style:font-size-complex="11pt" style:language-complex="ar" style:country-complex="SA" style:font-weight-complex="normal"/>
    </style:style>
    <style:style style:name="T11" style:family="text">
      <style:text-properties fo:color="#000000" style:text-position="0% 100%" style:font-name="Times New Roman" fo:font-size="12pt" fo:language="ru" fo:country="RU" fo:font-weight="normal" officeooo:rsid="002b00b9" style:font-name-asian="Courier New CYR Tur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2" style:family="text">
      <style:text-properties fo:color="#000000" style:text-position="0% 100%" style:font-name="Times New Roman" fo:font-size="12pt" fo:language="ru" fo:country="RU" fo:font-weight="normal" officeooo:rsid="002d82cf" style:font-name-asian="Courier New CYR Tur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3" style:family="text">
      <style:text-properties fo:color="#000000" style:text-position="0% 100%" style:font-name="Arial" fo:font-size="11pt" fo:language="ru" fo:country="RU" fo:font-weight="normal" officeooo:rsid="002b00b9" style:font-name-asian="Courier New CYR Tur" style:font-size-asian="11pt" style:language-asian="ru" style:country-asian="RU" style:font-weight-asian="normal" style:font-name-complex="Arial" style:font-size-complex="11pt" style:language-complex="ar" style:country-complex="SA" style:font-weight-complex="normal"/>
    </style:style>
    <style:style style:name="T14" style:family="text">
      <style:text-properties fo:color="#000000" style:text-position="0% 100%" style:font-name="Arial" fo:font-size="11pt" fo:language="ru" fo:country="RU" fo:font-style="italic" fo:font-weight="normal" officeooo:rsid="002b00b9" style:font-name-asian="Courier New CYR Tur" style:font-size-asian="11pt" style:language-asian="ru" style:country-asian="RU" style:font-style-asian="italic" style:font-weight-asian="normal" style:font-name-complex="Arial" style:font-size-complex="11pt" style:language-complex="ar" style:country-complex="SA" style:font-weight-complex="normal"/>
    </style:style>
    <style:style style:name="T15" style:family="text">
      <style:text-properties fo:color="#000000" style:text-position="0% 100%" style:font-name="Arial" fo:font-size="11pt" fo:language="en" fo:country="US" fo:font-style="italic" fo:font-weight="normal" officeooo:rsid="002b00b9" style:font-name-asian="Courier New CYR Tur" style:font-size-asian="11pt" style:language-asian="ru" style:country-asian="RU" style:font-style-asian="italic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fo:color="#000000" style:text-position="0% 100%" style:font-name="Arial" fo:font-size="11pt" fo:language="en" fo:country="US" fo:font-weight="normal" officeooo:rsid="002b00b9" style:font-name-asian="Courier New CYR Tur" style:font-size-asian="11pt" style:language-asian="ru" style:country-asian="RU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fo:color="#000000" style:text-position="sub 58%" style:font-name="Arial" fo:font-size="11pt" fo:language="ru" fo:country="RU" fo:font-weight="normal" officeooo:rsid="002b00b9" style:font-name-asian="Courier New CYR Tur" style:font-size-asian="11pt" style:language-asian="ru" style:country-asian="RU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officeooo:rsid="0023e6d9"/>
    </style:style>
    <style:style style:name="T19" style:family="text">
      <style:text-properties officeooo:rsid="002b00b9"/>
    </style:style>
    <style:style style:name="T20" style:family="text">
      <style:text-properties officeooo:rsid="002bda48"/>
    </style:style>
    <style:style style:name="T21" style:family="text">
      <style:text-properties officeooo:rsid="002d82cf"/>
    </style:style>
    <style:style style:name="T22" style:family="text">
      <style:text-properties fo:color="#404040" style:text-position="0% 100%" style:font-name="Arial" fo:font-size="11pt" fo:language="ru" fo:country="RU" fo:font-weight="bold" officeooo:rsid="002b00b9" style:font-name-asian="Courier New CYR Tur" style:font-size-asian="11pt" style:language-asian="ru" style:country-asian="RU" style:font-weight-asian="bold" style:font-name-complex="Arial" style:font-size-complex="11pt" style:language-complex="ar" style:country-complex="SA" style:font-weight-complex="normal"/>
    </style:style>
    <style:style style:name="T23" style:family="text">
      <style:text-properties fo:color="#404040" style:text-position="0% 100%" style:font-name="Arial" fo:font-size="11pt" fo:language="ru" fo:country="RU" fo:font-style="italic" fo:font-weight="bold" officeooo:rsid="002b00b9" style:font-name-asian="Courier New CYR Tur" style:font-size-asian="11pt" style:language-asian="ru" style:country-asian="RU" style:font-style-asian="italic" style:font-weight-asian="bold" style:font-name-complex="Arial" style:font-size-complex="11pt" style:language-complex="ar" style:country-complex="SA" style:font-weight-complex="normal"/>
    </style:style>
    <style:style style:name="T24" style:family="text">
      <style:text-properties fo:color="#404040" style:text-position="0% 100%" style:font-name="Arial" fo:font-size="11pt" fo:language="en" fo:country="US" fo:font-style="italic" fo:font-weight="bold" officeooo:rsid="002b00b9" style:font-name-asian="Courier New CYR Tur" style:font-size-asian="11pt" style:language-asian="ru" style:country-asian="RU" style:font-style-asian="italic" style:font-weight-asian="bold" style:font-name-complex="Arial" style:font-size-complex="11pt" style:language-complex="ar" style:country-complex="SA" style:font-weight-complex="normal"/>
    </style:style>
    <style:style style:name="T25" style:family="text">
      <style:text-properties fo:color="#404040" style:text-position="0% 100%" style:font-name="Arial" fo:font-size="11pt" fo:language="en" fo:country="US" fo:font-weight="bold" officeooo:rsid="002b00b9" style:font-name-asian="Courier New CYR Tur" style:font-size-asian="11pt" style:language-asian="ru" style:country-asian="RU" style:font-weight-asian="bold" style:font-name-complex="Arial" style:font-size-complex="11pt" style:language-complex="ar" style:country-complex="SA" style:font-weight-complex="normal"/>
    </style:style>
    <style:style style:name="T26" style:family="text">
      <style:text-properties fo:color="#404040" style:text-position="super 58%" style:font-name="Arial" fo:font-size="11pt" fo:language="ru" fo:country="RU" fo:font-weight="bold" officeooo:rsid="002b00b9" style:font-name-asian="Courier New CYR Tur" style:font-size-asian="11pt" style:language-asian="ru" style:country-asian="RU" style:font-weight-asian="bold" style:font-name-complex="Arial" style:font-size-complex="11pt" style:language-complex="ar" style:country-complex="SA" style:font-weight-complex="normal"/>
    </style:style>
    <style:style style:name="T27" style:family="text">
      <style:text-properties officeooo:rsid="002f3a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Архитектура вычислительных систем</text:span>»</text:p>
      <text:p text:style-name="P7">ПО ЛАБОРАТОРНОЙ РАБОТЕ №<text:span text:style-name="T5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18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8">3</text:span></text:p>
      <text:p text:style-name="P14"><text:soft-page-break/>Задание</text:p>
      <text:p text:style-name="P16"><text:span text:style-name="T13">Реализовать умножение двух матриц </text:span><text:span text:style-name="T14">4</text:span><text:span text:style-name="T15">x</text:span><text:span text:style-name="T14">4,</text:span><text:span text:style-name="T13"> все элементы которых целые числа, не превосходящие по модулю 2</text:span><text:span text:style-name="T10">15</text:span><text:span text:style-name="T16">.</text:span><text:span text:style-name="T11"> используя </text:span><text:span text:style-name="T12">SSE2</text:span><text:span text:style-name="T11">-команды векторизации.</text:span></text:p>
      <text:p text:style-name="P12"><text:span text:style-name="T2">Фрагменты ли</text:span><text:span text:style-name="T6">стинг</text:span><text:span text:style-name="T2">а</text:span></text:p>
      <text:p text:style-name="P18"><text:span text:style-name="T21">#include &lt;cstdlib&gt;</text:span></text:p>
      <text:p text:style-name="P18"><text:span text:style-name="T21">#include &lt;iostream&gt;</text:span></text:p>
      <text:p text:style-name="P18"><text:span text:style-name="T21">#include &lt;pthread.h&gt;</text:span></text:p>
      <text:p text:style-name="P18"><text:span text:style-name="T21">#include &lt;cmath&gt;</text:span></text:p>
      <text:p text:style-name="P18"><text:span text:style-name="T21">#include &lt;unistd.h&gt;</text:span></text:p>
      <text:p text:style-name="P18"><text:span text:style-name="T21">#include &lt;time.h&gt;</text:span></text:p>
      <text:p text:style-name="P18"><text:span text:style-name="T21">#include &lt;fstream&gt;</text:span></text:p>
      <text:p text:style-name="P18"><text:span text:style-name="T21">using namespace std;</text:span></text:p>
      <text:p text:style-name="P18"><text:span text:style-name="T21">fstream in, out;</text:span></text:p>
      <text:p text:style-name="P18"><text:span text:style-name="T21">const int MAX_SIZE = 100;</text:span></text:p>
      <text:p text:style-name="P18"><text:span text:style-name="T21">inline unsigned long long <text:s/>rdtsc()</text:span></text:p>
      <text:p text:style-name="P18"><text:span text:style-name="T21">{</text:span></text:p>
      <text:p text:style-name="P18"><text:span text:style-name="T21"><text:s text:c="4"/>unsigned long long lo, hi;</text:span></text:p>
      <text:p text:style-name="P18"><text:span text:style-name="T21"><text:s text:c="4"/>__asm__ __volatile__ (</text:span></text:p>
      <text:p text:style-name="P18"><text:span text:style-name="T21"><text:s text:c="6"/>"xorl %%eax, %%eax\n"</text:span></text:p>
      <text:p text:style-name="P18"><text:span text:style-name="T21"><text:s text:c="6"/>"cpuid\n"</text:span></text:p>
      <text:p text:style-name="P18"><text:span text:style-name="T21"><text:s text:c="6"/>"rdtsc\n"</text:span></text:p>
      <text:p text:style-name="P18"><text:span text:style-name="T21"><text:s text:c="6"/>: "=a" (lo), "=d" (hi)</text:span></text:p>
      <text:p text:style-name="P18"><text:span text:style-name="T21"><text:s text:c="6"/>:</text:span></text:p>
      <text:p text:style-name="P18"><text:span text:style-name="T21"><text:s text:c="6"/>: "%ebx", "%ecx" );</text:span></text:p>
      <text:p text:style-name="P18"><text:span text:style-name="T21"><text:s text:c="4"/>return (unsigned long long)hi &lt;&lt; 32 | lo;</text:span></text:p>
      <text:p text:style-name="P18"><text:span text:style-name="T21">}</text:span></text:p>
      <text:p text:style-name="P18"><text:span text:style-name="T21">int xmmVectDotProd(int*a, int*b, int len){</text:span></text:p>
      <text:p text:style-name="P18"><text:span text:style-name="T21"><text:s text:c="4"/>int sum = 0;</text:span></text:p>
      <text:p text:style-name="P18"><text:span text:style-name="T21"><text:s text:c="4"/>int *s = &amp;sum;</text:span></text:p>
      <text:p text:style-name="P18"><text:span text:style-name="T21"><text:s text:c="4"/>int *t[3] = {a,b};</text:span></text:p>
      <text:p text:style-name="P18"><text:span text:style-name="T21"><text:s text:c="4"/>while(len%4 != 0){</text:span></text:p>
      <text:p text:style-name="P18"><text:span text:style-name="T21"><text:s text:c="8"/>sum += *(a+len-1) * *(b+len-1);</text:span></text:p>
      <text:p text:style-name="P18"><text:span text:style-name="T21"><text:s text:c="8"/>--len;</text:span></text:p>
      <text:p text:style-name="P18"><text:span text:style-name="T21"><text:s text:c="4"/>}</text:span></text:p>
      <text:p text:style-name="P18"><text:span text:style-name="T21"><text:s text:c="4"/>for(int i = 0; i &lt; len; i+=4){</text:span></text:p>
      <text:p text:style-name="P18"><text:span text:style-name="T21"><text:s text:c="8"/>asm("mov %0, %%rax\n\t"</text:span></text:p>
      <text:p text:style-name="P18"><text:span text:style-name="T21"><text:s text:c="8"/>"movups (%%rax), %%xmm1\n\t"</text:span></text:p>
      <text:p text:style-name="P18"><text:span text:style-name="T21"><text:s text:c="8"/>"mov %1, %%rbx\n\t"</text:span></text:p>
      <text:p text:style-name="P18"><text:span text:style-name="T21"><text:s text:c="8"/>"movups (%%rbx), %%xmm2\n\t"</text:span></text:p>
      <text:p text:style-name="P18"><text:span text:style-name="T21"><text:s text:c="8"/>"pmulld %%xmm2, %%xmm1\n\t"</text:span></text:p>
      <text:p text:style-name="P18"><text:span text:style-name="T21"><text:s text:c="8"/>"mov %2, %%rbx\n\t"</text:span></text:p>
      <text:p text:style-name="P18"><text:span text:style-name="T21"><text:s text:c="8"/>//"movups %%xmm1, (%%rbx)\n\t"</text:span></text:p>
      <text:p text:style-name="P18"><text:span text:style-name="T21"><text:s text:c="8"/>"movd %%xmm1, %%edx\n\t"</text:span></text:p>
      <text:p text:style-name="P18"><text:span text:style-name="T21"><text:s text:c="8"/>"psrldq $4, %%xmm1\n\t"</text:span></text:p>
      <text:p text:style-name="P18"><text:span text:style-name="T21"><text:s text:c="8"/>"movd %%xmm1, %%eax\n\t"</text:span></text:p>
      <text:p text:style-name="P18"><text:span text:style-name="T21"><text:s text:c="8"/>"add %%eax, %%edx\n\t"</text:span></text:p>
      <text:p text:style-name="P18"><text:span text:style-name="T21"><text:s text:c="8"/>"psrldq $4, %%xmm1\n\t"</text:span></text:p>
      <text:p text:style-name="P18"><text:span text:style-name="T21"><text:s text:c="8"/>"movd %%xmm1, %%eax\n\t"</text:span></text:p>
      <text:p text:style-name="P18"><text:span text:style-name="T21"><text:s text:c="8"/>"add %%eax, %%edx\n\t"</text:span></text:p>
      <text:p text:style-name="P18"><text:span text:style-name="T21"><text:s text:c="8"/>"psrldq $4, %%xmm1\n\t"</text:span></text:p>
      <text:p text:style-name="P18"><text:span text:style-name="T21"><text:s text:c="8"/>"movd %%xmm1, %%eax\n\t"</text:span></text:p>
      <text:p text:style-name="P18"><text:span text:style-name="T21"><text:s text:c="8"/>"add %%eax, %%edx\n\t"</text:span></text:p>
      <text:p text:style-name="P18"><text:span text:style-name="T21"><text:s text:c="8"/>"add %%edx, (%%rbx)"</text:span></text:p>
      <text:p text:style-name="P18"><text:span text:style-name="T21"><text:s text:c="8"/>: </text:span></text:p>
      <text:p text:style-name="P18"><text:span text:style-name="T21"><text:s text:c="8"/>: "m"((t[0])), "m"((t[1])), "m"(s));</text:span></text:p>
      <text:p text:style-name="P18"><text:span text:style-name="T21"><text:s text:c="8"/>t[0]+=4;</text:span></text:p>
      <text:p text:style-name="P18"><text:span text:style-name="T21"><text:s text:c="8"/>t[1]+=4;</text:span></text:p>
      <text:p text:style-name="P18"><text:span text:style-name="T21"><text:s text:c="4"/>}</text:span></text:p>
      <text:p text:style-name="P18"><text:span text:style-name="T21"><text:s text:c="4"/>return sum; </text:span></text:p>
      <text:p text:style-name="P18"><text:span text:style-name="T21">}</text:span></text:p>
      <text:p text:style-name="P18"><text:span text:style-name="T21">int dotProd(int*a, int*b, int len){</text:span></text:p>
      <text:p text:style-name="P18"><text:span text:style-name="T21"><text:s text:c="4"/>int sum = 0;</text:span></text:p>
      <text:p text:style-name="P18"><text:span text:style-name="T21"><text:s text:c="4"/>for(int j = 0; j &lt; len; ++j)</text:span></text:p>
      <text:p text:style-name="P18"><text:span text:style-name="T21"><text:s text:c="8"/>sum += *(a+j) * *(b+j);</text:span></text:p>
      <text:p text:style-name="P18"><text:span text:style-name="T21"><text:s text:c="4"/>return sum;</text:span></text:p>
      <text:p text:style-name="P18"><text:span text:style-name="T21">}</text:span></text:p>
      <text:p text:style-name="P18"><text:span text:style-name="T21">void transpose(int* a, int len){</text:span></text:p>
      <text:p text:style-name="P18"><text:span text:style-name="T21"><text:s text:c="4"/>register int t = 0;</text:span></text:p>
      <text:p text:style-name="P18"><text:span text:style-name="T21"><text:s text:c="4"/>for(int i = 0; i &lt; len; ++i)</text:span></text:p>
      <text:p text:style-name="P18"><text:span text:style-name="T21"><text:s text:c="8"/>for(int j = 0; j &lt; i; j++){</text:span></text:p>
      <text:p text:style-name="P18"><text:span text:style-name="T21"><text:s text:c="12"/>t = *(a + i*len + j);</text:span></text:p>
      <text:p text:style-name="P18"><text:span text:style-name="T21"><text:s text:c="12"/>*(a + i*len + j) = *(a + j*len + i);</text:span></text:p>
      <text:p text:style-name="P18"><text:span text:style-name="T21"><text:s text:c="12"/>*(a + j*len + i) = t;</text:span></text:p>
      <text:p text:style-name="P18"><text:span text:style-name="T21"><text:s text:c="8"/>}</text:span></text:p>
      <text:p text:style-name="P18"><text:span text:style-name="T21">}</text:span></text:p>
      <text:p text:style-name="P18"><text:span text:style-name="T21">unsigned int fillProd(int *a, int*b, int*c, int type, int len){</text:span></text:p>
      <text:p text:style-name="P18"><text:span text:style-name="T21"><text:s text:c="4"/>int (*func)(int*a, int*b, int len);</text:span></text:p>
      <text:p text:style-name="P18"><text:span text:style-name="T21"><text:s text:c="4"/>unsigned int start = 0, end = 0;</text:span></text:p>
      <text:p text:style-name="P18"><text:span text:style-name="T21"><text:s text:c="4"/>double avg = 0;</text:span></text:p>
      <text:p text:style-name="P18"><text:span text:style-name="T21"><text:s text:c="4"/>switch(type){</text:span></text:p>
      <text:p text:style-name="P18"><text:span text:style-name="T21"><text:s text:c="8"/>case 1: func = dotProd; break;</text:span></text:p>
      <text:p text:style-name="P18"><text:span text:style-name="T21"><text:s text:c="8"/>case 2: func = xmmVectDotProd; break;</text:span></text:p>
      <text:p text:style-name="P18"><text:soft-page-break/><text:span text:style-name="T21"><text:s text:c="4"/>}</text:span></text:p>
      <text:p text:style-name="P18"><text:span text:style-name="T21"><text:s text:c="4"/>//transposing b matrix</text:span></text:p>
      <text:p text:style-name="P18"><text:span text:style-name="T21"><text:s text:c="4"/>transpose(b, len);</text:span></text:p>
      <text:p text:style-name="P18"><text:span text:style-name="T21"><text:s text:c="4"/>//calculating production</text:span></text:p>
      <text:p text:style-name="P18"><text:span text:style-name="T21"><text:s text:c="4"/>int temp = 1;</text:span></text:p>
      <text:p text:style-name="P18"><text:span text:style-name="T21"><text:s text:c="4"/>for(int t = 0; t &lt; 1000; ++t){</text:span></text:p>
      <text:p text:style-name="P18"><text:span text:style-name="T21"><text:s text:c="8"/>start = rdtsc();</text:span></text:p>
      <text:p text:style-name="P18"><text:span text:style-name="T21"><text:s text:c="8"/>for(int i = 0; i &lt; len; ++i)</text:span></text:p>
      <text:p text:style-name="P18"><text:span text:style-name="T21"><text:s text:c="12"/>for(int j = 0; j &lt; len; ++j){</text:span></text:p>
      <text:p text:style-name="P18"><text:span text:style-name="T21"><text:s text:c="16"/>temp = func(a+i*len,b+j*len, len);</text:span></text:p>
      <text:p text:style-name="P18"><text:span text:style-name="T21"><text:s text:c="16"/>//cout &lt;&lt; t &lt;&lt; " " &lt;&lt; func(a+i*len,b+j*len, len) &lt;&lt; endl; </text:span></text:p>
      <text:p text:style-name="P18"><text:span text:style-name="T21"><text:s text:c="16"/>c[i*len + j] = temp;</text:span></text:p>
      <text:p text:style-name="P18"><text:span text:style-name="T21"><text:s text:c="12"/>}</text:span></text:p>
      <text:p text:style-name="P18"><text:span text:style-name="T21"><text:s text:c="8"/>end = rdtsc();</text:span></text:p>
      <text:p text:style-name="P18"><text:span text:style-name="T21"><text:s text:c="8"/>avg += (end - start)/1000.;</text:span></text:p>
      <text:p text:style-name="P18"><text:span text:style-name="T21"><text:s text:c="4"/>}</text:span></text:p>
      <text:p text:style-name="P18"><text:span text:style-name="T21"><text:s text:c="4"/>//transposing back b matrix</text:span></text:p>
      <text:p text:style-name="P18"><text:span text:style-name="T21"><text:s text:c="4"/>transpose(b, len);</text:span></text:p>
      <text:p text:style-name="P18"><text:span text:style-name="T21"><text:s text:c="4"/>return avg;</text:span></text:p>
      <text:p text:style-name="P18"><text:span text:style-name="T21">}</text:span></text:p>
      <text:p text:style-name="P18"><text:span text:style-name="T21">void printData(int* c, int len){</text:span></text:p>
      <text:p text:style-name="P18"><text:span text:style-name="T21"><text:s text:c="4"/>for(int i = 0; i &lt; len; ++i){</text:span></text:p>
      <text:p text:style-name="P18"><text:span text:style-name="T21"><text:s text:c="8"/>for(int j = 0; j &lt; len; ++j){</text:span></text:p>
      <text:p text:style-name="P18"><text:span text:style-name="T21"><text:s text:c="12"/>out &lt;&lt; *(c+i*len + j) &lt;&lt; " ";</text:span></text:p>
      <text:p text:style-name="P18"><text:span text:style-name="T21"><text:s text:c="8"/>}</text:span></text:p>
      <text:p text:style-name="P18"><text:span text:style-name="T21"><text:s text:c="8"/>out &lt;&lt; endl;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>void readData(int*a, int len){</text:span></text:p>
      <text:p text:style-name="P18"><text:span text:style-name="T21"><text:s text:c="4"/>for(int i = 0; i &lt; len; ++i){</text:span></text:p>
      <text:p text:style-name="P18"><text:span text:style-name="T21"><text:s text:c="8"/>for(int j = 0; j &lt; len; ++j){</text:span></text:p>
      <text:p text:style-name="P18"><text:span text:style-name="T21"><text:s text:c="12"/>in &gt;&gt; *(a+(i*len+j) );</text:span></text:p>
      <text:p text:style-name="P18"><text:span text:style-name="T21"><text:s text:c="8"/>} 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>void fillData(int *a, int len){</text:span></text:p>
      <text:p text:style-name="P18"><text:span text:style-name="T21"><text:s text:c="4"/>for(int i = 0; i &lt; len; ++i){</text:span></text:p>
      <text:p text:style-name="P18"><text:span text:style-name="T21"><text:s text:c="8"/>for(int j = 0; j &lt; len; ++j){</text:span></text:p>
      <text:p text:style-name="P18"><text:span text:style-name="T21"><text:s text:c="12"/>*(a+(i*len+j)) = 3;</text:span></text:p>
      <text:p text:style-name="P18"><text:span text:style-name="T21"><text:s text:c="8"/>} </text:span></text:p>
      <text:p text:style-name="P18"><text:span text:style-name="T21"><text:s text:c="4"/>}</text:span></text:p>
      <text:p text:style-name="P18"><text:span text:style-name="T21">}</text:span></text:p>
      <text:p text:style-name="P18"><text:span text:style-name="T21">int main(int argc, char** argv) {</text:span></text:p>
      <text:p text:style-name="P18"><text:span text:style-name="T21"><text:s text:c="4"/>int *a,*b,*c;</text:span></text:p>
      <text:p text:style-name="P18"><text:span text:style-name="T21"><text:s text:c="4"/>srand(time(0));</text:span></text:p>
      <text:p text:style-name="P18"><text:span text:style-name="T21"><text:s text:c="4"/>a = new int[MAX_SIZE*MAX_SIZE];</text:span></text:p>
      <text:p text:style-name="P18"><text:span text:style-name="T21"><text:s text:c="4"/>b = new int[MAX_SIZE*MAX_SIZE];</text:span></text:p>
      <text:p text:style-name="P18"><text:span text:style-name="T21"><text:s text:c="4"/>c = new int[MAX_SIZE*MAX_SIZE];</text:span></text:p>
      <text:p text:style-name="P18"><text:span text:style-name="T21"><text:s text:c="4"/>in.open("in", fstream::in);</text:span></text:p>
      <text:p text:style-name="P18"><text:span text:style-name="T21"><text:s text:c="4"/>out.open("out",fstream::out);</text:span></text:p>
      <text:p text:style-name="P18"><text:span text:style-name="T21"><text:s text:c="4"/>//readData(a, MAX_SIZE);</text:span></text:p>
      <text:p text:style-name="P18"><text:span text:style-name="T21"><text:s text:c="4"/>//readData(b, MAX_SIZE);</text:span></text:p>
      <text:p text:style-name="P18"><text:span text:style-name="T21"><text:s text:c="4"/>fillData(a</text:span><text:bookmark-start text:name="__DdeLink__3654_1069004981"/><text:span text:style-name="T21">, MAX_SIZE</text:span><text:bookmark-end text:name="__DdeLink__3654_1069004981"/><text:span text:style-name="T21">);</text:span></text:p>
      <text:p text:style-name="P18"><text:span text:style-name="T21"><text:s text:c="4"/>fillData(b, MAX_SIZE);</text:span></text:p>
      <text:p text:style-name="P18"><text:span text:style-name="T21"><text:s text:c="4"/>in.close();</text:span></text:p>
      <text:p text:style-name="P18"><text:span text:style-name="T21"><text:s text:c="4"/>for(int i = 1; i &lt; 3; ++i)</text:span></text:p>
      <text:p text:style-name="P18"><text:span text:style-name="T21"><text:s text:c="8"/>out &lt;&lt; fillProd(a, b, c, i, MAX_SIZE) &lt;&lt; " ";</text:span></text:p>
      <text:p text:style-name="P18"><text:span text:style-name="T21"><text:s text:c="4"/>out &lt;&lt; endl &lt;&lt; endl;</text:span></text:p>
      <text:p text:style-name="P18"><text:span text:style-name="T21"><text:s text:c="4"/>//printData(c, MAX_SIZE);</text:span></text:p>
      <text:p text:style-name="P18"><text:span text:style-name="T21"><text:s text:c="4"/>out.close();</text:span></text:p>
      <text:p text:style-name="P18"><text:span text:style-name="T21"><text:s text:c="4"/>delete[]a;</text:span></text:p>
      <text:p text:style-name="P18"><text:span text:style-name="T21"><text:s text:c="4"/>delete[]b;</text:span></text:p>
      <text:p text:style-name="P18"><text:span text:style-name="T21"><text:s text:c="4"/>delete[]c;</text:span></text:p>
      <text:p text:style-name="P18"><text:span text:style-name="T21"><text:s text:c="4"/>return 0;</text:span></text:p>
      <text:p text:style-name="P18"><text:span text:style-name="T21">}</text:span></text:p>
      <text:p text:style-name="P18"><text:span text:style-name="T21"/></text:p>
      <text:p text:style-name="P18"><text:span text:style-name="T21"/></text:p>
      <text:p text:style-name="P11">Выводы</text:p>
      <text:p text:style-name="P19">В результате выполнения данной программы получены следующие значения времени сложения:</text:p>
      <text:p text:style-name="P20"><text:span text:style-name="T27">9396323</text:span> для обычного сложения, <text:span text:style-name="T27">3625240</text:span> <text:s/>при использовании SSE2-команд.</text:p>
      <text:p text:style-name="P19">Видно, что использование векторизации даже при невыравненных данных в памяти даёт значительный прирост производитель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 CYR Tur" svg:font-family="'Courier New CYR Tur'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23T14:52:41</dc:date>
    <meta:print-date>2011-11-11T08:42:00</meta:print-date>
    <meta:editing-cycles>62</meta:editing-cycles>
    <meta:editing-duration>PT14H56M48S</meta:editing-duration>
    <meta:generator>LibreOffice/3.6$Linux_X86_64 LibreOffice_project/360m1$Build-2</meta:generator>
    <meta:document-statistic meta:table-count="0" meta:image-count="0" meta:object-count="0" meta:page-count="3" meta:paragraph-count="163" meta:word-count="619" meta:character-count="4506" meta:non-whitespace-character-count="3308"/>
    <meta:user-defined meta:name="Поле 1"/>
    <meta:user-defined meta:name="Поле 2"/>
    <meta:user-defined meta:name="Поле 3"/>
    <meta:user-defined meta:name="Поле 4"/>
  </office:meta>
</office:document-meta>
</file>